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LOZA AYCA, GISSELA ANTON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263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LOZA AYCA, GISSELA ANTON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63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0037681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5 - Trans. Aer. Caja Codornices</text:p>
          </table:table-cell>
          <table:table-cell table:style-name="Tableau1.A2" office:value-type="string">
            <text:p text:style-name="P13">13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35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15934613</text:p>
          </table:table-cell>
          <table:table-cell table:style-name="Tabla2.A2" office:value-type="string">
            <text:p text:style-name="P7">137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UGARTE</text:p>
          </table:table-cell>
          <table:table-cell table:style-name="Tabla3.A2" office:value-type="string">
            <text:p text:style-name="P20">CODORNIZ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01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